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7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.5cm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3.6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0cm" fo:min-width="2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55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0.438cm" fo:min-width="0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7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3.6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7cm" fo:min-width="3.4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5cm" fo:min-width="5.2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3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Vollkorn"/>
    </style:style>
    <style:style style:name="P3" style:family="paragraph">
      <loext:graphic-properties draw:fill-color="#ffffff"/>
      <style:paragraph-properties fo:text-align="center" style:writing-mode="lr-tb"/>
      <style:text-properties style:font-name="Vollkorn"/>
    </style:style>
    <style:style style:name="P4" style:family="paragraph"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Vollkorn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T1" style:family="text">
      <style:text-properties style:font-name="Vollkorn" fo:font-weight="bold" style:font-weight-asian="bold" style:font-weight-complex="bold"/>
    </style:style>
    <style:style style:name="T2" style:family="text">
      <style:text-properties style:font-name="Vollkor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Vollkor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 style:font-name="Vollkorn"/>
    </style:style>
    <style:style style:name="T5" style:family="text">
      <style:text-properties style:font-name="Vollkorn"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Vollkor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ollkorn" fo:font-weight="normal" style:font-weight-asian="normal" style:font-weight-complex="normal"/>
    </style:style>
    <style:style style:name="T8" style:family="text">
      <style:text-properties style:font-name="Vollkorn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5cm" svg:y1="3.8cm" svg:x2="10.75cm" svg:y2="5.3cm">
          <text:p/>
        </draw:line>
        <draw:custom-shape draw:style-name="gr2" draw:text-style-name="P3" draw:layer="layout" svg:width="6.25cm" svg:height="2.5cm" svg:x="11.5cm" svg:y="1.05cm">
          <text:p text:style-name="P2"><text:span text:style-name="T1">Tattvayogabindu</text:span></text:p>
          <text:p text:style-name="P2"><text:span text:style-name="T2">(α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.5cm" svg:x="15cm" svg:y="5.55cm">
          <text:p text:style-name="P2"><text:span text:style-name="T1">Tattvabinduyoga(ḥ)</text:span></text:p>
          <text:p text:style-name="P2"><text:span text:style-name="T3">(γ = B, C, K</text:span><text:span text:style-name="T4">2,</text:span><text:span text:style-name="T2">L, P, U</text:span><text:span text:style-name="T4">2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5cm" svg:y1="8.55cm" svg:x2="22.75cm" svg:y2="15.25cm">
          <text:p/>
        </draw:line>
        <draw:line draw:style-name="gr5" draw:text-style-name="P1" draw:layer="layout" svg:x1="16cm" svg:y1="8.55cm" svg:x2="25.25cm" svg:y2="11.3cm">
          <text:p/>
        </draw:line>
        <draw:line draw:style-name="gr6" draw:text-style-name="P1" draw:layer="layout" svg:x1="12.75cm" svg:y1="8.55cm" svg:x2="3.75cm" svg:y2="11.3cm">
          <text:p/>
        </draw:line>
        <draw:custom-shape draw:style-name="gr7" draw:text-style-name="P5" draw:layer="layout" svg:width="4.15cm" svg:height="3.75cm" svg:x="12.45cm" svg:y="15.9cm">
          <text:p text:style-name="P4"><text:span text:style-name="T1">Rājayoga- prakār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5cm" svg:height="0.001cm" svg:x="15.25cm" svg:y="1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2.555cm" svg:height="0.839cm" svg:x="18cm" svg:y="4.075cm">
          <draw:text-box>
            <text:p><text:span text:style-name="T5">Metathesis</text:span></text:p>
          </draw:text-box>
        </draw:frame>
        <draw:custom-shape draw:style-name="gr10" draw:text-style-name="P1" draw:layer="layout" svg:width="0.25cm" svg:height="0.75cm" svg:x="20.25cm" svg:y="4.05cm">
          <text:p/>
          <draw:enhanced-geometry svg:viewBox="0 0 21600 21600" draw:glue-points="0 0 0 21600 21600 10800" draw:text-areas="0 ?f3 15150 ?f4" draw:type="right-bracket" draw:modifiers="488.948069241012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8cm" svg:y="4.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3" draw:layer="layout" svg:width="4.5cm" svg:height="3cm" svg:x="23.25cm" svg:y="15.5cm">
          <text:p text:style-name="P2"><text:span text:style-name="T1">Binduyogaḥ</text:span></text:p>
          <text:p text:style-name="P2"><text:span text:style-name="T2">(E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5cm" svg:y1="8.55cm" svg:x2="5.5cm" svg:y2="15.25cm">
          <text:p/>
        </draw:line>
        <draw:custom-shape draw:style-name="gr12" draw:text-style-name="P3" draw:layer="layout" svg:width="7.5cm" svg:height="2.5cm" svg:x="6.5cm" svg:y="5.55cm">
          <text:p text:style-name="P2"><text:span text:style-name="T1">Tattvayogabi(n)du(ḥ)</text:span></text:p>
          <text:p text:style-name="P2"><text:span text:style-name="T3">(β = D, J, K</text:span><text:span text:style-name="T6">1,</text:span><text:span text:style-name="T3"> K</text:span><text:span text:style-name="T6">3, </text:span><text:span text:style-name="T2">N</text:span><text:span text:style-name="T4">1</text:span><text:span text:style-name="T2">, N</text:span><text:span text:style-name="T4">2</text:span><text:span text:style-name="T2">, U</text:span><text:span text:style-name="T4">1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cm" svg:y1="3.8cm" svg:x2="18.25cm" svg:y2="5.3cm">
          <text:p/>
        </draw:line>
        <draw:custom-shape draw:style-name="gr13" draw:text-style-name="P3" draw:layer="layout" svg:width="4.15cm" svg:height="3.5cm" svg:x="12.45cm" svg:y="11.65cm">
          <text:p text:style-name="P2"><text:span text:style-name="T1">Rājayoga-vicāra 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95cm" svg:height="2.95cm" svg:x="17.05cm" svg:y="14.05cm">
          <text:p text:style-name="P2"><text:span text:style-name="T1"/></text:p>
          <text:p text:style-name="P2"><text:span text:style-name="T1">Rājayoga</text:span></text:p>
          <text:p text:style-name="P2"><text:span text:style-name="T7">(S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7cm" svg:height="2.5cm" svg:x="22.5cm" svg:y="11.8cm">
          <text:p text:style-name="P7"><text:span text:style-name="T1"/></text:p>
          <text:p text:style-name="P7"><text:span text:style-name="T1">Tattvajñāna-</text:span></text:p>
          <text:p text:style-name="P7"><text:span text:style-name="T1">pradīpikā</text:span></text:p>
          <text:p text:style-name="P7"><text:span text:style-name="T7">(</text:span><text:span text:style-name="T8">Yogasaṃgraha</text:span><text:span text:style-name="T7">)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5cm" svg:y1="8.55cm" svg:x2="14.5cm" svg:y2="11.3cm">
          <text:p/>
        </draw:line>
        <draw:custom-shape draw:style-name="gr16" draw:text-style-name="P3" draw:layer="layout" svg:width="4.25cm" svg:height="2.75cm" svg:x="1cm" svg:y="15.5cm">
          <text:p text:style-name="P2"><text:span text:style-name="T1">Rājayoga-tattvabindu 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5cm" svg:height="3cm" svg:x="7.6cm" svg:y="14cm">
          <text:p text:style-name="P2"><text:span text:style-name="T1">Rājayoga-māhātmya</text:span></text:p>
          <text:p text:style-name="P2"><text:span text:style-name="T7">(P2)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5cm" svg:height="3cm" svg:x="1cm" svg:y="11.75cm">
          <text:p text:style-name="P2"><text:span text:style-name="T1">Tattvayoga-vicāra</text:span></text:p>
          <text:p text:style-name="P2"><text:span text:style-name="T7">(V)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6T21:53:24.786902344</meta:creation-date>
    <dc:date>2025-12-16T18:00:35.331238368</dc:date>
    <meta:editing-duration>PT23H6M36S</meta:editing-duration>
    <meta:editing-cycles>13</meta:editing-cycles>
    <meta:generator>LibreOffice/7.3.7.2$Linux_X86_64 LibreOffice_project/30$Build-2</meta:generator>
    <meta:document-statistic meta:object-count="22"/>
  </office:meta>
</office:document-meta>
</file>